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line-height="200%"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P8" style:family="paragraph" style:parent-style-name="Standard">
      <style:paragraph-properties fo:text-align="center" style:justify-single-word="false"/>
      <style:text-properties style:font-name="Liberation Serif" fo:font-size="14pt" fo:font-weight="normal" style:font-name-asian="WenQuanYi Micro Hei" style:font-size-asian="14pt" style:font-weight-asian="normal" style:font-name-complex="Lohit Hindi" style:font-size-complex="14pt" style:font-weight-complex="normal"/>
    </style:style>
    <style:style style:name="P9" style:family="paragraph" style:parent-style-name="Standard">
      <style:paragraph-properties fo:text-align="start" style:justify-single-word="false"/>
      <style:text-properties style:font-name="Liberation Serif" fo:font-size="14pt" fo:font-weight="normal" style:font-name-asian="WenQuanYi Micro Hei" style:font-size-asian="14pt" style:font-weight-asian="normal" style:font-name-complex="Lohit Hindi" style:font-size-complex="14pt" style:font-weight-complex="normal"/>
    </style:style>
    <style:style style:name="P10" style:family="paragraph" style:parent-style-name="Standard">
      <style:paragraph-properties fo:text-align="start" style:justify-single-word="false"/>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11"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T1" style:family="text">
      <style:text-properties style:font-name="Liberation Serif" style:font-name-asian="WenQuanYi Micro Hei" style:font-name-complex="Lohit Hindi"/>
    </style:style>
    <style:style style:name="T2" style:family="text">
      <style:text-properties style:font-name="Liberation Serif" fo:font-weight="normal" style:font-name-asian="WenQuanYi Micro Hei" style:font-weight-asian="normal" style:font-name-complex="Lohit Hindi" style:font-weight-complex="normal"/>
    </style:style>
    <style:style style:name="T3" style:family="text">
      <style:text-properties fo:font-weight="normal" style:font-weight-asian="normal" style:font-weight-complex="normal"/>
    </style:style>
    <style:style style:name="T4" style:family="text">
      <style:text-properties style:font-name="Liberation Serif1" fo:font-weight="normal" style:font-name-asian="Liberation Serif1" style:font-weight-asian="normal" style:font-name-complex="Liberation Serif1" style:font-weight-complex="normal"/>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ced Rules</text:p>
      <text:p text:style-name="P3"><text:tab/>These rules are intended to be optional, to further flesh out certain types of interactions to better suit a game world that benefits from added detail in that area. Advanced Rules shouldn't be used without the consent of all present, as they can have a serious effect on how the game is run, and involve some extra mechanics to keep track of, which newer players may not want to be overloaded with.</text:p>
      <text:p text:style-name="P5">Monstrous Advantages</text:p>
      <text:p text:style-name="P2"><text:tab/>These advantages are intended to further flesh out monster encounters, and are best served by having a dedicated player to handle the monster, though it is not strictly necessary. These Advantages do not have an associated suit – meaning they can be added to a monster of any suit.</text:p>
      <text:p text:style-name="P2"/>
      <text:p text:style-name="P4">Colossal </text:p>
      <text:p text:style-name="P4"><text:span text:style-name="T1"><text:tab/></text:span><text:span text:style-name="T2">This monster is especially huge. All of its attacks deal an extra Wound upon success. A character hit by a melee attack from this monster is knocked back a range category. Every other turn, this monster uses its action to cause tremors, executed as an attack vs. Athletics for all characters in short range of the beast. If successful, characters are knocked down in addition to any damage.</text:span></text:p>
      <text:p text:style-name="P6"/>
      <text:p text:style-name="P7">Constant Motion</text:p>
      <text:p text:style-name="P7"><text:tab/><text:span text:style-name="T3">This monster has somewhere to be, or somewhere you don't want it to reach, but either way never stops moving towards its goal. This monster does not require Chase actions to keep up with, but as all characters in the scene must constantly move to keep up, all reflexive defenses must use Athletics or an appropriate skill for the type of vehicle being used. Characters hit by this monster are </text:span>Knocked Down<text:span text:style-name="T3">. </text:span>Knocked Down<text:span text:style-name="T3"> characters must immediately make an </text:span>Athletics<text:span text:style-name="T3">[</text:span><text:span text:style-name="T4">♠</text:span><text:span text:style-name="T3">] to bounce back onto their feet/ride or are </text:span>Ejected<text:span text:style-name="T3"> from the scene.<text:tab/></text:span></text:p>
      <text:p text:style-name="P6"/>
      <text:p text:style-name="P7">Entangling</text:p>
      <text:p text:style-name="P7"><text:tab/><text:span text:style-name="T3">This monster has gripping tentacles, is sticky, made of glue, or in some other way stays attached to whatever it interacts with. When characters are hit by melee attacks from this monster, they are </text:span>Grappled<text:span text:style-name="T3"> in addition to any damage they take.</text:span></text:p>
      <text:p text:style-name="P6"/>
      <text:p text:style-name="P7">Flight</text:p>
      <text:p text:style-name="P7"><text:span text:style-name="T3"><text:tab/>This monster has wings, control over gravity, or some other means of taking to the skies. </text:span></text:p>
      <text:p text:style-name="P6"/>
      <text:p text:style-name="P7">Mother</text:p>
      <text:p text:style-name="P7"><text:span text:style-name="T3"><text:tab/>This monster constantly produces smaller versions of itself. At the beginning of each turn, this monster creates a 5-member group of </text:span>Extras<text:span text:style-name="T3"> which have a </text:span>Power Rating<text:span text:style-name="T3"> equal to the Monster's, all of the monster's non-monstrous Advantages, and which act on the same initiative as their parent. </text:span></text:p>
      <text:p text:style-name="P6"><text:s/></text:p>
      <text:p text:style-name="P7">Relentless</text:p>
      <text:p text:style-name="P6"><text:tab/>This monster seems to obsess over particular victims, hounding each one until its job is finished. The first time this monster attacks in the round, it determines its target randomly as normal – in all subsequent rounds it will attack that target if possible, defaulting to determining randomly otherwise. Monsters with this advantage will pursue a target that uses the Flee action, and will appear in subsequent scenes upon the drawing of a Joker by any player. </text:p>
      <text:p text:style-name="P6"/>
      <text:p text:style-name="P8"><text:soft-page-break/>Dungeons and Advanced Rules for Dangerous Areas</text:p>
      <text:p text:style-name="P9"><text:tab/><text:span text:style-name="T5">While the basic set of rules provides a minimal framework to flesh out dangerous areas, some games and settings benefit from more structure and planning in such zones. It's recommended that the </text:span><text:span text:style-name="T5">players use a white board or some other means of documenting the dungeon as it is “generated” by the players to make the best use of a lot of these rules, but just as before these areas can be handled in a fairly streamlined fashion if such documentation does not suit the game.</text:span></text:p>
      <text:p text:style-name="P6"/>
      <text:p text:style-name="P7">Overrun</text:p>
      <text:p text:style-name="P10"><text:span text:style-name="T5"><text:tab/></text:span><text:span text:style-name="T6">This area is just swarming with hateful critters, a huge army of bandits, or some other living population that hasn't yet figured out contraception. Every sub-area in this area contains a number of 5-member hostile Extras of the appropriate sort equal to the number of players involved, each carrying one weapon. These extras have a power rating equal to the highest trait of the involved characters. Worse yet, every time the players leave a sub-area, it refills with creatures, making retreat especially dangero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6T15:16:34</meta:creation-date>
    <dc:date>2013-01-09T14:29:56</dc:date>
    <meta:editing-duration>PT7H38M19S</meta:editing-duration>
    <meta:editing-cycles>4</meta:editing-cycles>
    <meta:generator>LibreOffice/3.4$Linux LibreOffice_project/340m1$Build-402</meta:generator>
    <meta:document-statistic meta:table-count="0" meta:image-count="0" meta:object-count="0" meta:page-count="2" meta:paragraph-count="21" meta:word-count="650" meta:character-count="3837" meta:non-whitespace-character-count="3190"/>
  </office:meta>
</office:document-meta>
</file>